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4925in" fo:margin-right="0in" fo:text-indent="0in" style:auto-text-indent="false"/>
      <style:text-properties officeooo:rsid="004960bf" officeooo:paragraph-rsid="005276bc"/>
    </style:style>
    <style:style style:name="P2" style:family="paragraph" style:parent-style-name="Standard">
      <style:paragraph-properties fo:margin-left="0.4925in" fo:margin-right="0in" fo:text-indent="0in" style:auto-text-indent="false"/>
      <style:text-properties officeooo:rsid="005276bc" officeooo:paragraph-rsid="005276bc"/>
    </style:style>
    <style:style style:name="P3" style:family="paragraph" style:parent-style-name="Text_20_body">
      <style:paragraph-properties fo:margin-left="0.4925in" fo:margin-right="0in" fo:text-indent="0in" style:auto-text-indent="false"/>
    </style:style>
    <style:style style:name="P4" style:family="paragraph" style:parent-style-name="Text_20_body">
      <style:paragraph-properties fo:margin-left="0.4925in" fo:margin-right="0in" fo:text-indent="0in" style:auto-text-indent="false"/>
      <style:text-properties officeooo:paragraph-rsid="0050a607"/>
    </style:style>
    <style:style style:name="P5" style:family="paragraph" style:parent-style-name="Text_20_body">
      <style:paragraph-properties fo:margin-left="0.4925in" fo:margin-right="0in" fo:text-indent="0in" style:auto-text-indent="false"/>
      <style:text-properties officeooo:rsid="0050a607" officeooo:paragraph-rsid="00517348"/>
    </style:style>
    <style:style style:name="P6" style:family="paragraph" style:parent-style-name="Text_20_body">
      <style:paragraph-properties fo:margin-left="0.4925in" fo:margin-right="0in" fo:text-indent="0in" style:auto-text-indent="false"/>
      <style:text-properties officeooo:rsid="00517348" officeooo:paragraph-rsid="00517348"/>
    </style:style>
    <style:style style:name="P7" style:family="paragraph" style:parent-style-name="Text_20_body">
      <style:paragraph-properties fo:margin-left="0.4925in" fo:margin-right="0in" fo:text-indent="0in" style:auto-text-indent="false"/>
      <style:text-properties officeooo:rsid="005919a3" officeooo:paragraph-rsid="005919a3"/>
    </style:style>
    <style:style style:name="P8" style:family="paragraph" style:parent-style-name="Text_20_body">
      <style:paragraph-properties fo:margin-left="0.4925in" fo:margin-right="0in" fo:text-indent="0in" style:auto-text-indent="false"/>
      <style:text-properties officeooo:rsid="005972cc" officeooo:paragraph-rsid="005972cc"/>
    </style:style>
    <style:style style:name="P9" style:family="paragraph" style:parent-style-name="Text_20_body">
      <style:paragraph-properties fo:margin-left="0.4925in" fo:margin-right="0in" fo:text-indent="0in" style:auto-text-indent="false"/>
      <style:text-properties officeooo:rsid="005972cc" officeooo:paragraph-rsid="005ed89b"/>
    </style:style>
    <style:style style:name="P10" style:family="paragraph" style:parent-style-name="Text_20_body">
      <style:paragraph-properties fo:margin-left="0.4925in" fo:margin-right="0in" fo:text-indent="0in" style:auto-text-indent="false"/>
      <style:text-properties officeooo:rsid="00597b1a" officeooo:paragraph-rsid="00597b1a"/>
    </style:style>
    <style:style style:name="P11" style:family="paragraph" style:parent-style-name="Text_20_body">
      <style:paragraph-properties fo:margin-left="0.4925in" fo:margin-right="0in" fo:text-indent="0in" style:auto-text-indent="false"/>
      <style:text-properties fo:font-style="italic" officeooo:rsid="00597b1a" officeooo:paragraph-rsid="00597b1a" style:font-style-asian="italic" style:font-style-complex="italic"/>
    </style:style>
    <style:style style:name="P12" style:family="paragraph" style:parent-style-name="Text_20_body">
      <style:paragraph-properties fo:margin-left="0.4925in" fo:margin-right="0in" fo:text-indent="0in" style:auto-text-indent="false"/>
      <style:text-properties fo:font-style="italic" officeooo:rsid="00597b1a" officeooo:paragraph-rsid="005ed89b" style:font-style-asian="italic" style:font-style-complex="italic"/>
    </style:style>
    <style:style style:name="P13" style:family="paragraph" style:parent-style-name="Text_20_body">
      <style:paragraph-properties fo:margin-left="0.4925in" fo:margin-right="0in" fo:text-indent="0in" style:auto-text-indent="false"/>
      <style:text-properties fo:font-style="italic" officeooo:rsid="006e6391" officeooo:paragraph-rsid="005ab22e" style:font-style-asian="italic" style:font-style-complex="italic"/>
    </style:style>
    <style:style style:name="P14" style:family="paragraph" style:parent-style-name="Text_20_body">
      <style:paragraph-properties fo:margin-left="0.4925in" fo:margin-right="0in" fo:text-indent="0in" style:auto-text-indent="false"/>
      <style:text-properties fo:font-style="italic" officeooo:rsid="005f9b72" officeooo:paragraph-rsid="005f9b72" style:font-style-asian="italic" style:font-style-complex="italic"/>
    </style:style>
    <style:style style:name="P15" style:family="paragraph" style:parent-style-name="Text_20_body">
      <style:paragraph-properties fo:margin-left="0.4925in" fo:margin-right="0in" fo:text-indent="0in" style:auto-text-indent="false"/>
      <style:text-properties fo:font-style="italic" fo:font-weight="bold" officeooo:rsid="008692e6" officeooo:paragraph-rsid="008692e6" style:font-style-asian="italic" style:font-weight-asian="bold" style:font-style-complex="italic" style:font-weight-complex="bold"/>
    </style:style>
    <style:style style:name="P16" style:family="paragraph" style:parent-style-name="Text_20_body">
      <style:paragraph-properties fo:margin-left="0.4925in" fo:margin-right="0in" fo:text-indent="0in" style:auto-text-indent="false"/>
      <style:text-properties officeooo:rsid="007133ca" officeooo:paragraph-rsid="006153e9"/>
    </style:style>
    <style:style style:name="P17" style:family="paragraph" style:parent-style-name="Text_20_body">
      <style:paragraph-properties fo:margin-left="0.4925in" fo:margin-right="0in" fo:text-indent="0in" style:auto-text-indent="false"/>
      <style:text-properties officeooo:rsid="007af0b7" officeooo:paragraph-rsid="006153e9"/>
    </style:style>
    <style:style style:name="P18" style:family="paragraph" style:parent-style-name="Text_20_body">
      <style:paragraph-properties fo:margin-left="0.4925in" fo:margin-right="0in" fo:text-indent="0in" style:auto-text-indent="false"/>
      <style:text-properties officeooo:rsid="005d3ed9" officeooo:paragraph-rsid="005d3ed9"/>
    </style:style>
    <style:style style:name="P19" style:family="paragraph" style:parent-style-name="Text_20_body">
      <style:paragraph-properties fo:margin-left="0.4925in" fo:margin-right="0in" fo:text-indent="0in" style:auto-text-indent="false"/>
      <style:text-properties fo:font-style="normal" officeooo:rsid="005972cc" officeooo:paragraph-rsid="005ed89b" style:font-style-asian="normal" style:font-style-complex="normal"/>
    </style:style>
    <style:style style:name="P20" style:family="paragraph" style:parent-style-name="Text_20_body">
      <style:paragraph-properties fo:margin-left="0.4925in" fo:margin-right="0in" fo:text-indent="0in" style:auto-text-indent="false"/>
      <style:text-properties officeooo:rsid="005ff189" officeooo:paragraph-rsid="005ff189"/>
    </style:style>
    <style:style style:name="P21" style:family="paragraph" style:parent-style-name="Text_20_body">
      <style:paragraph-properties fo:margin-left="0.4925in" fo:margin-right="0in" fo:text-indent="0in" style:auto-text-indent="false"/>
      <style:text-properties officeooo:rsid="005ff189" officeooo:paragraph-rsid="006153e9"/>
    </style:style>
    <style:style style:name="P22" style:family="paragraph" style:parent-style-name="Text_20_body">
      <style:paragraph-properties fo:margin-left="0.4925in" fo:margin-right="0in" fo:text-indent="0in" style:auto-text-indent="false"/>
      <style:text-properties officeooo:paragraph-rsid="0065f197"/>
    </style:style>
    <style:style style:name="P23" style:family="paragraph" style:parent-style-name="Text_20_body">
      <style:paragraph-properties fo:margin-left="0.4925in" fo:margin-right="0in" fo:text-indent="0in" style:auto-text-indent="false"/>
      <style:text-properties officeooo:rsid="007e8008" officeooo:paragraph-rsid="007e8008"/>
    </style:style>
    <style:style style:name="P24" style:family="paragraph" style:parent-style-name="Heading">
      <style:paragraph-properties fo:margin-left="0.4925in" fo:margin-right="0in" fo:text-indent="0in" style:auto-text-indent="false"/>
    </style:style>
    <style:style style:name="P25" style:family="paragraph" style:parent-style-name="Heading">
      <style:paragraph-properties fo:margin-left="0.4925in" fo:margin-right="0in" fo:text-indent="0in" style:auto-text-indent="false"/>
      <style:text-properties officeooo:paragraph-rsid="006153e9"/>
    </style:style>
    <style:style style:name="P26" style:family="paragraph" style:parent-style-name="Heading">
      <style:paragraph-properties fo:margin-left="0.4925in" fo:margin-right="0in" fo:text-indent="0in" style:auto-text-indent="false"/>
      <style:text-properties fo:font-style="italic" style:font-style-asian="italic" style:font-style-complex="italic"/>
    </style:style>
    <style:style style:name="P27" style:family="paragraph" style:parent-style-name="Heading">
      <style:paragraph-properties fo:margin-left="0.4925in" fo:margin-right="0in" fo:text-indent="0in" style:auto-text-indent="false"/>
      <style:text-properties fo:font-style="italic" officeooo:paragraph-rsid="006153e9" style:font-style-asian="italic" style:font-style-complex="italic"/>
    </style:style>
    <style:style style:name="P28" style:family="paragraph" style:parent-style-name="Heading">
      <style:paragraph-properties fo:margin-left="0.4925in" fo:margin-right="0in" fo:text-indent="0in" style:auto-text-indent="false" style:border-line-width-bottom="0.0047in 0.0047in 0.0047in" fo:padding-left="0in" fo:padding-right="0in" fo:padding-top="0in" fo:padding-bottom="0.0291in" fo:border-left="none" fo:border-right="none" fo:border-top="none" fo:border-bottom="1.05pt double #000000" style:join-border="false"/>
      <style:text-properties officeooo:rsid="007e8008"/>
    </style:style>
    <style:style style:name="P29" style:family="paragraph" style:parent-style-name="Text_20_body">
      <style:text-properties fo:font-style="italic" officeooo:rsid="0065d553" officeooo:paragraph-rsid="0065d553" style:font-style-asian="italic" style:font-style-complex="italic"/>
    </style:style>
    <style:style style:name="P30" style:family="paragraph" style:parent-style-name="Text_20_body">
      <style:paragraph-properties fo:margin-left="0.9846in" fo:margin-right="0in" fo:text-indent="0in" style:auto-text-indent="false"/>
      <style:text-properties fo:font-weight="normal" officeooo:rsid="007af0b7" officeooo:paragraph-rsid="006153e9" style:font-weight-asian="normal" style:font-weight-complex="normal"/>
    </style:style>
    <style:style style:name="P31" style:family="paragraph" style:parent-style-name="Standard" style:list-style-name="L5">
      <style:text-properties fo:color="#00ff00" style:font-name="Helvetica" fo:font-size="12pt" officeooo:paragraph-rsid="00597b1a" style:font-size-asian="12pt"/>
    </style:style>
    <style:style style:name="P32" style:family="paragraph" style:parent-style-name="Standard" style:list-style-name="L5">
      <style:text-properties fo:color="#d90b00" style:font-name="Helvetica" fo:font-size="12pt" officeooo:paragraph-rsid="00597b1a" style:font-size-asian="12pt"/>
    </style:style>
    <style:style style:name="P33" style:family="paragraph" style:parent-style-name="Standard" style:list-style-name="L5">
      <style:text-properties fo:color="#ff5308" style:font-name="Helvetica" fo:font-size="12pt" officeooo:paragraph-rsid="00597b1a" style:font-size-asian="12pt"/>
    </style:style>
    <style:style style:name="P34" style:family="paragraph" style:parent-style-name="Standard" style:list-style-name="L5">
      <style:text-properties fo:color="#003dcc" style:font-name="Helvetica" fo:font-size="12pt" officeooo:paragraph-rsid="00597b1a" style:font-size-asian="12pt"/>
    </style:style>
    <style:style style:name="P35" style:family="paragraph" style:parent-style-name="Standard" style:list-style-name="L5">
      <style:text-properties fo:color="#ff00ff" style:font-name="Helvetica" fo:font-size="12pt" officeooo:rsid="005c92b3" officeooo:paragraph-rsid="00597b1a" style:font-size-asian="12pt"/>
    </style:style>
    <style:style style:name="P36" style:family="paragraph" style:parent-style-name="Heading" style:list-style-name="L1"/>
    <style:style style:name="P37" style:family="paragraph" style:parent-style-name="Heading" style:list-style-name="L1">
      <style:text-properties fo:font-style="italic" officeooo:rsid="0050a607" officeooo:paragraph-rsid="0050a607" style:font-style-asian="italic" style:font-style-complex="italic"/>
    </style:style>
    <style:style style:name="P38" style:family="paragraph" style:parent-style-name="Heading" style:list-style-name="L1">
      <style:text-properties fo:font-style="italic" style:font-style-asian="italic" style:font-style-complex="italic"/>
    </style:style>
    <style:style style:name="P39" style:family="paragraph" style:parent-style-name="Heading" style:list-style-name="L3">
      <style:text-properties fo:font-style="italic" style:font-style-asian="italic" style:font-style-complex="italic"/>
    </style:style>
    <style:style style:name="P40" style:family="paragraph" style:parent-style-name="Heading" style:list-style-name="L3">
      <style:text-properties fo:font-style="italic" officeooo:rsid="005276bc" officeooo:paragraph-rsid="005276bc" style:font-style-asian="italic" style:font-style-complex="italic"/>
    </style:style>
    <style:style style:name="P41" style:family="paragraph" style:parent-style-name="Text_20_body" style:list-style-name="L1"/>
    <style:style style:name="P42" style:family="paragraph" style:parent-style-name="Text_20_body" style:list-style-name="L1">
      <style:text-properties officeooo:rsid="0050a607" officeooo:paragraph-rsid="0050a607"/>
    </style:style>
    <style:style style:name="P43" style:family="paragraph" style:parent-style-name="Text_20_body" style:list-style-name="L1">
      <style:text-properties fo:font-style="italic" officeooo:rsid="00517348" officeooo:paragraph-rsid="00517348" style:font-style-asian="italic" style:font-style-complex="italic"/>
    </style:style>
    <style:style style:name="P44" style:family="paragraph" style:parent-style-name="Text_20_body" style:list-style-name="L1">
      <style:text-properties officeooo:rsid="00517348" officeooo:paragraph-rsid="00517348"/>
    </style:style>
    <style:style style:name="P45" style:family="paragraph" style:parent-style-name="Text_20_body" style:list-style-name="L1">
      <style:text-properties officeooo:rsid="005292cc" officeooo:paragraph-rsid="005292cc"/>
    </style:style>
    <style:style style:name="P46" style:family="paragraph" style:parent-style-name="Text_20_body" style:list-style-name="L2"/>
    <style:style style:name="P47" style:family="paragraph" style:parent-style-name="Text_20_body" style:list-style-name="L2">
      <style:text-properties officeooo:rsid="0081473a" officeooo:paragraph-rsid="0081473a"/>
    </style:style>
    <style:style style:name="P48" style:family="paragraph" style:parent-style-name="Text_20_body" style:list-style-name="L2">
      <style:text-properties officeooo:rsid="00828f74" officeooo:paragraph-rsid="00828f74"/>
    </style:style>
    <style:style style:name="P49" style:family="paragraph" style:parent-style-name="Text_20_body" style:list-style-name="L3">
      <style:text-properties officeooo:paragraph-rsid="00580a5d"/>
    </style:style>
    <style:style style:name="P50" style:family="paragraph" style:parent-style-name="Text_20_body" style:list-style-name="L3">
      <style:text-properties officeooo:rsid="005276bc" officeooo:paragraph-rsid="005276bc"/>
    </style:style>
    <style:style style:name="P51" style:family="paragraph" style:parent-style-name="Text_20_body" style:list-style-name="L4">
      <style:text-properties officeooo:rsid="00780db7" officeooo:paragraph-rsid="005972cc"/>
    </style:style>
    <style:style style:name="P52" style:family="paragraph" style:parent-style-name="Text_20_body">
      <style:text-properties officeooo:rsid="007e8008" officeooo:paragraph-rsid="007e8008"/>
    </style:style>
    <style:style style:name="P53" style:family="paragraph" style:parent-style-name="Text_20_body">
      <style:text-properties officeooo:rsid="008d8a46" officeooo:paragraph-rsid="008d8a46"/>
    </style:style>
    <style:style style:name="P54" style:family="paragraph" style:parent-style-name="Text_20_body" style:list-style-name="L6">
      <style:text-properties officeooo:paragraph-rsid="008d8a46"/>
    </style:style>
    <style:style style:name="P55" style:family="paragraph" style:parent-style-name="Text_20_body" style:list-style-name="L6">
      <style:text-properties officeooo:rsid="008f6c50" officeooo:paragraph-rsid="008f6c50"/>
    </style:style>
    <style:style style:name="P56" style:family="paragraph" style:parent-style-name="Text_20_body" style:list-style-name="L6">
      <style:text-properties officeooo:rsid="00910ef2" officeooo:paragraph-rsid="00910ef2"/>
    </style:style>
    <style:style style:name="P57" style:family="paragraph" style:parent-style-name="Text_20_body">
      <style:text-properties officeooo:rsid="00910ef2" officeooo:paragraph-rsid="00910ef2"/>
    </style:style>
    <style:style style:name="P58" style:family="paragraph" style:parent-style-name="Text_20_body" style:list-style-name="L6">
      <style:text-properties officeooo:rsid="00922b2f" officeooo:paragraph-rsid="00922b2f"/>
    </style:style>
    <style:style style:name="P59" style:family="paragraph" style:parent-style-name="Text_20_body" style:list-style-name="L6">
      <style:text-properties officeooo:rsid="009380b1" officeooo:paragraph-rsid="009380b1"/>
    </style:style>
    <style:style style:name="P60" style:family="paragraph" style:parent-style-name="Text_20_body" style:list-style-name="L6">
      <style:text-properties officeooo:rsid="0096c2f3" officeooo:paragraph-rsid="0096c2f3"/>
    </style:style>
    <style:style style:name="P61" style:family="paragraph" style:parent-style-name="Text_20_body">
      <style:text-properties officeooo:rsid="0096c2f3" officeooo:paragraph-rsid="0096c2f3"/>
    </style:style>
    <style:style style:name="P62" style:family="paragraph" style:parent-style-name="Text_20_body" style:list-style-name="L6">
      <style:text-properties officeooo:rsid="009867ea" officeooo:paragraph-rsid="009867ea"/>
    </style:style>
    <style:style style:name="P63" style:family="paragraph" style:parent-style-name="Heading_20_2">
      <style:text-properties officeooo:paragraph-rsid="0050a607"/>
    </style:style>
    <style:style style:name="P64" style:family="paragraph" style:parent-style-name="Heading_20_2">
      <style:paragraph-properties fo:text-align="center" style:justify-single-word="false"/>
    </style:style>
    <style:style style:name="P65" style:family="paragraph" style:parent-style-name="Heading_20_1">
      <style:text-properties officeooo:rsid="003b554f"/>
    </style:style>
    <style:style style:name="P66" style:family="paragraph" style:parent-style-name="Heading_20_3">
      <style:text-properties officeooo:rsid="007e8008" officeooo:paragraph-rsid="007e8008"/>
    </style:style>
    <style:style style:name="T1" style:family="text">
      <style:text-properties fo:font-variant="normal" fo:text-transform="none" fo:color="#222222" style:font-name="Liberation Serif" fo:font-size="12pt" fo:letter-spacing="normal" fo:font-style="normal" fo:font-weight="normal" style:font-size-asian="12pt" style:font-size-complex="12pt"/>
    </style:style>
    <style:style style:name="T2" style:family="text">
      <style:text-properties fo:font-variant="normal" fo:text-transform="none" fo:color="#222222" style:font-name="Liberation Serif" fo:font-size="12pt" fo:letter-spacing="normal" fo:font-style="normal" fo:font-weight="normal" officeooo:rsid="003b554f" style:font-size-asian="12pt" style:font-size-complex="12pt"/>
    </style:style>
    <style:style style:name="T3" style:family="text">
      <style:text-properties fo:font-variant="normal" fo:text-transform="none" fo:color="#222222" style:font-name="Liberation Serif" fo:font-size="12pt" fo:letter-spacing="normal" fo:font-style="normal" fo:font-weight="normal" officeooo:rsid="0069a277" style:font-size-asian="12pt" style:font-size-complex="12pt"/>
    </style:style>
    <style:style style:name="T4" style:family="text">
      <style:text-properties fo:font-variant="normal" fo:text-transform="none" fo:color="#005999" style:text-line-through-style="none" style:text-line-through-type="none" style:font-name="Arial" fo:font-size="11.25pt" fo:letter-spacing="normal" fo:font-style="normal" style:text-underline-style="none" fo:font-weight="normal" style:text-blinking="false" loext:padding="0in" loext:border="none"/>
    </style:style>
    <style:style style:name="T5" style:family="text">
      <style:text-properties officeooo:rsid="003b554f"/>
    </style:style>
    <style:style style:name="T6" style:family="text">
      <style:text-properties officeooo:rsid="0050a607"/>
    </style:style>
    <style:style style:name="T7" style:family="text">
      <style:text-properties officeooo:rsid="00517348"/>
    </style:style>
    <style:style style:name="T8" style:family="text">
      <style:text-properties officeooo:rsid="005276bc"/>
    </style:style>
    <style:style style:name="T9" style:family="text">
      <style:text-properties fo:font-weight="normal" style:font-weight-asian="normal" style:font-weight-complex="normal"/>
    </style:style>
    <style:style style:name="T10" style:family="text">
      <style:text-properties fo:font-weight="normal" officeooo:rsid="00641f69" style:font-weight-asian="normal" style:font-weight-complex="normal"/>
    </style:style>
    <style:style style:name="T11" style:family="text">
      <style:text-properties fo:font-weight="normal" officeooo:rsid="006efa43" style:font-weight-asian="normal" style:font-weight-complex="normal"/>
    </style:style>
    <style:style style:name="T12" style:family="text">
      <style:text-properties fo:font-weight="normal" officeooo:rsid="00629af8" style:font-weight-asian="normal" style:font-weight-complex="normal"/>
    </style:style>
    <style:style style:name="T13" style:family="text">
      <style:text-properties officeooo:rsid="005919a3"/>
    </style:style>
    <style:style style:name="T14" style:family="text">
      <style:text-properties officeooo:rsid="005972cc"/>
    </style:style>
    <style:style style:name="T15" style:family="text">
      <style:text-properties officeooo:rsid="005ab22e"/>
    </style:style>
    <style:style style:name="T16" style:family="text">
      <style:text-properties officeooo:rsid="005ed89b"/>
    </style:style>
    <style:style style:name="T17" style:family="text">
      <style:text-properties officeooo:rsid="005fbcae"/>
    </style:style>
    <style:style style:name="T18" style:family="text">
      <style:text-properties officeooo:rsid="005fe209"/>
    </style:style>
    <style:style style:name="T19" style:family="text">
      <style:text-properties officeooo:rsid="006153e9"/>
    </style:style>
    <style:style style:name="T20" style:family="text">
      <style:text-properties officeooo:rsid="006487d0"/>
    </style:style>
    <style:style style:name="T21" style:family="text">
      <style:text-properties style:text-position="super 58%"/>
    </style:style>
    <style:style style:name="T22" style:family="text">
      <style:text-properties officeooo:rsid="00663f53"/>
    </style:style>
    <style:style style:name="T23" style:family="text">
      <style:text-properties officeooo:rsid="0068456a"/>
    </style:style>
    <style:style style:name="T24" style:family="text">
      <style:text-properties officeooo:rsid="00738973"/>
    </style:style>
    <style:style style:name="T25" style:family="text">
      <style:text-properties fo:font-style="italic" style:font-style-asian="italic" style:font-style-complex="italic"/>
    </style:style>
    <style:style style:name="T26" style:family="text">
      <style:text-properties fo:font-style="italic" officeooo:rsid="005276bc" style:font-style-asian="italic" style:font-style-complex="italic"/>
    </style:style>
    <style:style style:name="T27" style:family="text">
      <style:text-properties fo:font-style="italic" officeooo:rsid="00629af8" style:font-style-asian="italic" style:font-style-complex="italic"/>
    </style:style>
    <style:style style:name="T28" style:family="text">
      <style:text-properties fo:font-style="italic" officeooo:rsid="005972cc" style:font-style-asian="italic" style:font-style-complex="italic"/>
    </style:style>
    <style:style style:name="T29" style:family="text">
      <style:text-properties officeooo:rsid="007b09af"/>
    </style:style>
    <style:style style:name="T30" style:family="text">
      <style:text-properties officeooo:rsid="008d8a46"/>
    </style:style>
    <style:style style:name="T31" style:family="text">
      <style:text-properties officeooo:rsid="008ffbcf"/>
    </style:style>
    <style:style style:name="T32" style:family="text">
      <style:text-properties officeooo:rsid="0099ada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5" text:outline-level="1">VERSION 2C</text:h>
      <text:p text:style-name="P29">July 27<text:span text:style-name="T21">th</text:span> Douglas Selph</text:p>
      <text:h text:style-name="P63" text:outline-level="2"><text:span text:style-name="T8">1.0 </text:span>APP</text:h>
      <text:list xml:id="list235925074" text:style-name="L1">
        <text:list-header>
          <text:p text:style-name="P37">1.1 Show Data Previously Entered for a Project</text:p>
        </text:list-header>
      </text:list>
      <text:p text:style-name="P4"><text:span text:style-name="T6">Provide a way under the </text:span>"current project" section <text:span text:style-name="T5">to show all data entered for a specific project. Also allow a way to edit existing entries if there was a mistake.</text:span></text:p>
      <text:p text:style-name="P5">Implementation: Will have an icon on each entry that can be pressed. Like an “i” symbol. When pressed will take the user to a new screen which shows the list of entries. I <text:span text:style-name="T7">will do the formal dual screen style special to support tablets. That is, the list will be on the left hand side, and when you click on a row you will see the full information on the right. For regular phones, this will instead take you to a new screen.</text:span></text:p>
      <text:p text:style-name="P6">The abbreviated row information will have the “Truck #” and as much as the other information I can fit.</text:p>
      <text:list xml:id="list195810017810316" text:continue-numbering="true" text:style-name="L1">
        <text:list-header>
          <text:p text:style-name="P36"><text:span text:style-name="T26">1.2 </text:span><text:span text:style-name="T25">If ZIP code is entered, auto populate city and state</text:span></text:p>
          <text:p text:style-name="P42">Use the <text:a xlink:type="simple" xlink:href="http://code.google.com/apis/maps/documentation/geocoding/" text:style-name="Internet_20_link" text:visited-style-name="Visited_20_Internet_20_Link">GeoCoding API</text:a> to find the city and state. See this <text:a xlink:type="simple" xlink:href="http://maps.googleapis.com/maps/api/geocode/json?address=77379&amp;sensor=true" text:style-name="Internet_20_link" text:visited-style-name="Visited_20_Internet_20_Link">example</text:a> <text:span text:style-name="T22">which is:</text:span></text:p>
        </text:list-header>
      </text:list>
      <text:p text:style-name="P22"><text:a xlink:type="simple" xlink:href="http://maps.googleapis.com/maps/api/geocode/json?address=77379&amp;sensor=true" text:style-name="Internet_20_link" text:visited-style-name="Visited_20_Internet_20_Link"><text:span text:style-name="T4">http://maps.googleapis.com/maps/api/geocode/json?address=77379&amp;sensor=true</text:span></text:a></text:p>
      <text:list xml:id="list195809586156884" text:continue-numbering="true" text:style-name="L1">
        <text:list-header>
          <text:p text:style-name="P38"><text:span text:style-name="T8">1.3 I</text:span>ntegrate ACRA into APP (crash detection)</text:p>
          <text:p text:style-name="P43">See ACRASupport library from studioSC.<text:line-break/><text:span text:style-name="T24">Did custom logger instead. ACRA server side was a bust.</text:span></text:p>
          <text:p text:style-name="P38"><text:span text:style-name="T8">1.4 </text:span>Add notes <text:span text:style-name="T7">to pictures</text:span></text:p>
          <text:p text:style-name="P41">Add notes section to each picture so technician can communicate what the picture is if needed.</text:p>
          <text:p text:style-name="P44">Implementation: On the taking pictures screen, beneath each picture will be an Entry Field with the hint of “add notes here”. Notes will be captures and sent along with the picture. Will need to modify the database for APP and the server to accommodate this new information. What is new is adding a 2.sql on the server side and seeing if it actually works.</text:p>
          <text:p text:style-name="P45">The notes will simply be displayed beneath each picture on the confirmation screen and on the server.</text:p>
          <text:p text:style-name="P38"><text:span text:style-name="T8">1.</text:span>5 Error checking on various numbers</text:p>
        </text:list-header>
      </text:list>
      <text:p text:style-name="P3">If wrong # of digits is entered prompt the technician to confirm correct #. <text:s/><text:span text:style-name="T23">Se</text:span>e <text:span text:style-name="T17">the following</text:span> list <text:soft-page-break/>to clean up what the list look like <text:span text:style-name="T17">as the</text:span> clients have requested additional #'s. Correct # of digits are: </text:p>
      <text:list xml:id="list567571799" text:style-name="L2">
        <text:list-item>
          <text:p text:style-name="P46">Digital Fleet - serial # = 8 digits <text:s/>IMEI # = remove serial # as they do not need that anymore</text:p>
        </text:list-item>
        <text:list-item>
          <text:p text:style-name="P46">Smart Witness - serial # = 12 <text:s/>IMEI # = this should be MEID # = 15 <text:s text:c="2"/>SIM # = 20 and DRID # = 12</text:p>
        </text:list-item>
        <text:list-item>
          <text:p text:style-name="P46">Fed Ex - Mobileye # = 10, all others same as smart witness</text:p>
        </text:list-item>
        <text:list-item>
          <text:p text:style-name="P46">Five Cubits - <text:bookmark-start text:name="__DdeLink__262_2814990797"/>meid # = 14<text:bookmark-end text:name="__DdeLink__262_2814990797"/>, OBC serial # = 9, mobile # = 10, IMEI # = 15</text:p>
        </text:list-item>
        <text:list-item>
          <text:p text:style-name="P47">Mobile Eye – SEEQ # - 10 digits</text:p>
        </text:list-item>
        <text:list-item>
          <text:p text:style-name="P48">DRID = 12</text:p>
        </text:list-item>
        <text:list-item>
          <text:p text:style-name="P48">IMEI = 15</text:p>
        </text:list-item>
        <text:list-item>
          <text:p text:style-name="P48">MEID = 15</text:p>
        </text:list-item>
        <text:list-item>
          <text:p text:style-name="P48">Mobile Eye = 10</text:p>
        </text:list-item>
        <text:list-item>
          <text:p text:style-name="P48">Serial # = 12</text:p>
        </text:list-item>
        <text:list-item>
          <text:p text:style-name="P48">Serial # 8 = 8</text:p>
        </text:list-item>
        <text:list-item>
          <text:p text:style-name="P48">Sim # = 20</text:p>
        </text:list-item>
      </text:list>
      <text:p text:style-name="P3">Implementation Notes: will need custom input handler to cover all these special cases.</text:p>
      <text:p text:style-name="P26">1.6 Display truck number <text:span text:style-name="T16">list</text:span></text:p>
      <text:p text:style-name="P18">With the new work order feature on the server, the APPS will have the option to show a list of truck <text:span text:style-name="T16">numbers to select from in addition to the field to enter in any truck number. The list of truck numbers will also show the license number beside each truck number for convenience.</text:span></text:p>
      <text:p text:style-name="P26"><text:bookmark-start text:name="__DdeLink__265_2814990797"/>1.7 <text:bookmark-end text:name="__DdeLink__265_2814990797"/>Add Status of Install option</text:p>
      <text:p text:style-name="P20">After the picture is taken a new screen option will allow the technician to indicate the status of the install. By default if all equipment are checked and an equivalent number of pictures are provided the status will be “Complete”. Otherwise it could be orange “Partial Install”. That’s by default. The tech though can change the status to “Missing Truck” (blue) or “Needs Repair” (pink). This status code will be sent up to the server. Internal: the entry records will now include a status field.</text:p>
      <text:h text:style-name="Heading_20_2" text:outline-level="2"><text:soft-page-break/><text:span text:style-name="T8">2.0 </text:span>SERVER</text:h>
      <text:list xml:id="list1138821729" text:style-name="L3">
        <text:list-header>
          <text:p text:style-name="P39"><text:span text:style-name="T8">2.1 </text:span>Provide a way to deactivate a project once it is done.</text:p>
          <text:p text:style-name="P50">Will have a special “deactivate” button on the server side for each project. Once disabled the project will no longer show up on the list of available projects for all users. On the server side, the “Entries” screen will not show any disabled projects. I will have a link though that you can click to see the disabled project entries.</text:p>
          <text:p text:style-name="P40">2.2 Separate out city &amp; company from entries list.</text:p>
        </text:list-header>
      </text:list>
      <text:p text:style-name="P1"><text:span text:style-name="T1">S</text:span><text:span text:style-name="T2">eparate out into separate columns the company name and the city. </text:span><text:span text:style-name="T1">I</text:span><text:span text:style-name="T2">t would be nice to sort by those two items but for now they are in one column.</text:span></text:p>
      <text:p text:style-name="P1"/>
      <text:p text:style-name="P2"><text:span text:style-name="T2">I</text:span><text:span text:style-name="T1">mplementation Notes: right now I just have a getAddressLine() function for the one column, which simply pulls looks up the address id and </text:span><text:span text:style-name="T3">concatenates</text:span><text:span text:style-name="T1"> all the columns into the one line. Instead I will have to break that up into several calls: getCompany(), getCity(), and getAddress(), where the after the address ID is looked up, will return the appropriate bit.</text:span></text:p>
      <text:list xml:id="list195809061690957" text:continue-numbering="true" text:style-name="L3">
        <text:list-header>
          <text:p text:style-name="P40">2.3 Better navigation ability on the server</text:p>
          <text:p text:style-name="P49">The title always goes to the front page. Perhaps some deep entries should go up just one level.</text:p>
        </text:list-header>
      </text:list>
      <text:p text:style-name="P26"><text:bookmark-start text:name="__DdeLink__904_4246784550"/>2.4 <text:span text:style-name="T13">Require Login to accessing</text:span><text:bookmark-end text:name="__DdeLink__904_4246784550"/></text:p>
      <text:p text:style-name="P7">A new login screen will appear when trying to access the site. There will be a default administrator and guest logins. The administrator login will allow all modifications to be possible as it is now. The guest login will allow read-only and export access only.</text:p>
      <text:p text:style-name="P7">A new screen will list the list of “client” logins that have been created with the ability to create new client logins. By default, none will exist. If a user logs as a client, they will have the additional ability to enter in new equipment.</text:p>
      <text:p text:style-name="P15">Guest Login Case</text:p>
      <text:p text:style-name="P26"><text:bookmark-start text:name="__DdeLink__903_1009763852"/>2.5 <text:span text:style-name="T14">Project/Client association</text:span><text:bookmark-end text:name="__DdeLink__903_1009763852"/></text:p>
      <text:p text:style-name="P8">Projects will be associated now with exactly one client. The project screen will show which client the project is associated with. The client that is associated with a project can be edited on the Projects screen.</text:p>
      <text:p text:style-name="P27"><text:span text:style-name="T9">2.</text:span><text:span text:style-name="T12">6</text:span><text:span text:style-name="T9"> Progress Grid</text:span></text:p>
      <text:p text:style-name="P16">Show a progress grid as on the sample progress grid sheet for a quick view of what is done.</text:p>
      <text:p text:style-name="P17">Technical Notes:</text:p>
      <text:p text:style-name="P30">I will try using HTML’s grid layout to display the equivalent of what I see. Will need to <text:soft-page-break/>be able to specify the colors of each cell individually as well.</text:p>
      <text:p text:style-name="P25"><text:span text:style-name="T25">2.</text:span><text:span text:style-name="T27">7</text:span><text:span text:style-name="T25"> Entry Screen</text:span> </text:p>
      <text:p text:style-name="P21">A new status column will be added. Color coded. <text:span text:style-name="T19">The “Notes” section will have details, if entered.</text:span></text:p>
      <text:p text:style-name="P24"><text:span text:style-name="T27">2.8</text:span><text:span text:style-name="T25"> Work Order</text:span><text:span text:style-name="T28">s</text:span><text:span text:style-name="T14"> </text:span></text:p>
      <text:p text:style-name="P13"><text:span text:style-name="T10">R</text:span><text:span text:style-name="T9">eference: </text:span><text:a xlink:type="simple" xlink:href="reference:%20https://docs.google.com/spreadsheets/d/1_jrgtMbKDk81D6ZX7OKtVU0omtyCJtQ1kPkkJZMpcUo/edit#gid=0" text:style-name="Internet_20_link" text:visited-style-name="Visited_20_Internet_20_Link"><text:span text:style-name="T11">Sample Work Order</text:span></text:a></text:p>
      <text:p text:style-name="P11">2.<text:span text:style-name="T20">8</text:span>.1 <text:span text:style-name="T15">New Screen</text:span></text:p>
      <text:p text:style-name="P8">A new screen will show the work orders that have been imported. This table will have these columns:</text:p>
      <text:list xml:id="list1560871117" text:style-name="L4">
        <text:list-item>
          <text:p text:style-name="P51">Loc, Address, City, State, Zip</text:p>
        </text:list-item>
        <text:list-item>
          <text:p text:style-name="P51"><text:span text:style-name="T29">Unit # which is treated as </text:span>Truck #</text:p>
        </text:list-item>
        <text:list-item>
          <text:p text:style-name="P51">License Number</text:p>
        </text:list-item>
        <text:list-item>
          <text:p text:style-name="P51">Project</text:p>
        </text:list-item>
      </text:list>
      <text:p text:style-name="P11">2.<text:span text:style-name="T20">8</text:span>.2 Import</text:p>
      <text:p text:style-name="P8">There will be an import work order button. This will allow the user to import a .csv file holding the import information. The columns of the CSV file must be identified precisely with the correct headers for each column. Other columns will be ignored. <text:span text:style-name="T18">When importing, the project can be specified. Which will also be associated with the current client login, if not admin. If no project is specified, this will be okay and can be assigned later.</text:span></text:p>
      <text:p text:style-name="P11">2.<text:span text:style-name="T20">8</text:span>.3 Color coding</text:p>
      <text:p text:style-name="P10">Each row of the work order will be color coded according to these scheme:</text:p>
      <text:list xml:id="list2536242289" text:style-name="L5">
        <text:list-item>
          <text:list>
            <text:list-item>
              <text:list>
                <text:list-item>
                  <text:p text:style-name="P31">Truck Complete</text:p>
                </text:list-item>
                <text:list-item>
                  <text:p text:style-name="P32">Truck Not Completed </text:p>
                </text:list-item>
                <text:list-item>
                  <text:p text:style-name="P33">Partial Install (notes section of what is missing) </text:p>
                </text:list-item>
                <text:list-item>
                  <text:p text:style-name="P34">Missing Truck</text:p>
                </text:list-item>
                <text:list-item>
                  <text:p text:style-name="P35">Needs Repair</text:p>
                  <text:p text:style-name="P35"/>
                </text:list-item>
              </text:list>
            </text:list-item>
          </text:list>
        </text:list-item>
      </text:list>
      <text:p text:style-name="P12">2.8.4 Push data out to APP</text:p>
      <text:p text:style-name="P9">The Loc, Address, City, State, and ZIP will become new entries in the Company table.</text:p>
      <text:p text:style-name="P19">The Truck # and License Number will become entries in a new table called the Trucks table. <text:span text:style-name="T16">This data will also be pushed out to the APP.</text:span></text:p>
      <text:p text:style-name="P14">Technical note: A new<text:span text:style-name="T14"> work orders table, internally, will have Company ID, Project ID and Truck ID.</text:span></text:p>
      <text:p text:style-name="P28"><text:soft-page-break/></text:p>
      <text:p text:style-name="P23"/>
      <text:h text:style-name="P64" text:outline-level="2">More Bugs Encountered</text:h>
      <text:h text:style-name="Heading_20_3" text:outline-level="3">Error Checking</text:h>
      <text:p text:style-name="P23">See below for all numbers that need confirmation of correct digits. <text:s/>What I think works best is if you set these as the correct number counts, then if an incorrect amount of digits is entered have a prompt that says "incorrect digit count, do you want to continue". <text:s/>If they check yes continue but if they check no have it go back and highlight the box that is wrong so they can change it.</text:p>
      <text:p text:style-name="P23">this way they can move on even if something is</text:p>
      <text:p text:style-name="P23"><text:s/>different on the number.</text:p>
      <text:p text:style-name="P23">Smart Witness -</text:p>
      <text:p text:style-name="P23">DRID # [12 digits]</text:p>
      <text:p text:style-name="P23">Smart Witness Serial # [12 digits]</text:p>
      <text:p text:style-name="P23">SIM # [20 digits]</text:p>
      <text:p text:style-name="P23">IMEI # [15 digits]</text:p>
      <text:p text:style-name="P23">Five Cubits -</text:p>
      <text:p text:style-name="P23">OBC Serial # [9 digits]</text:p>
      <text:p text:style-name="P23">MobilEye -</text:p>
      <text:p text:style-name="P23">SEEQ # [10 digits]</text:p>
      <text:p text:style-name="P23">Digital Fleet -</text:p>
      <text:p text:style-name="P23">Serial # [8 digits]</text:p>
      <text:h text:style-name="P66" text:outline-level="3">Photo</text:h>
      <text:p text:style-name="P52">I have to scroll left and right with the photo</text:p>
      <text:p text:style-name="P52"/>
      <text:h text:style-name="Heading_20_2" text:outline-level="2">QUESTIONS:</text:h>
      <text:p text:style-name="P53"/>
      <text:list xml:id="list2073442772" text:style-name="L6">
        <text:list-item>
          <text:p text:style-name="P54"><text:span text:style-name="T30">What if, for work orders, the truck number matches, but the address (company) does not? What if the project does not match? Right now project, address, and truck values have to match.</text:span></text:p>
        </text:list-item>
        <text:list-item>
          <text:p text:style-name="P55"><text:soft-page-break/>For the Fulfilled Date, do you want the time it was truly Complete, the last time it was updated, or the first time it was entered? <text:span text:style-name="T31">Or do you care? MOST RECENT ACTIVITY</text:span></text:p>
        </text:list-item>
      </text:list>
      <text:p text:style-name="P57"/>
      <text:h text:style-name="Heading_20_2" text:outline-level="2">TODO</text:h>
      <text:list xml:id="list195808978849684" text:continue-numbering="true" text:style-name="L6">
        <text:list-header>
          <text:p text:style-name="P56"/>
        </text:list-header>
        <text:list-item>
          <text:p text:style-name="P56">Add Prompts for Delete &amp; Disable function.</text:p>
        </text:list-item>
        <text:list-item>
          <text:p text:style-name="P56">Companies add Show Disabled Companies, etc.</text:p>
        </text:list-item>
        <text:list-item>
          <text:p text:style-name="P56">Double deleting of technician. Should say Disable.</text:p>
        </text:list-item>
        <text:list-item>
          <text:p text:style-name="P58">For clients, don’t show technicians.</text:p>
        </text:list-item>
        <text:list-item>
          <text:p text:style-name="P59">Move Import Work Orders to be next to “Progress Grid”.</text:p>
        </text:list-item>
        <text:list-item>
          <text:p text:style-name="P60">Add EXPORT function.</text:p>
        </text:list-item>
        <text:list-item>
          <text:p text:style-name="P60">Allow replacement for import function.</text:p>
        </text:list-item>
        <text:list-item>
          <text:p text:style-name="P62">Should we allow for Edit of individual work order entries? <text:span text:style-name="T32">Also allows individuals to be deleted.</text:span></text:p>
        </text:list-item>
      </text:list>
      <text:p text:style-name="P61"/>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2:04:37.703066867</meta:creation-date>
    <meta:generator>LibreOffice/5.3.4.2$Linux_X86_64 LibreOffice_project/f82d347ccc0be322489bf7da61d7e4ad13fe2ff3</meta:generator>
    <dc:date>2017-09-07T19:58:08.213755637</dc:date>
    <meta:editing-duration>P3DT3H50M34S</meta:editing-duration>
    <meta:editing-cycles>83</meta:editing-cycles>
    <meta:document-statistic meta:table-count="0" meta:image-count="0" meta:object-count="0" meta:page-count="6" meta:paragraph-count="107" meta:word-count="1553" meta:character-count="8360" meta:non-whitespace-character-count="6931"/>
  </office:meta>
</office:document-meta>
</file>